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 podrán dar de alta las materias que se van a impartir</text:p>
      <text:p text:style-name="Standard">para cada EE se le agregaran alumnos </text:p>
      <text:p text:style-name="Standard">Dar de alta las evidencias que se quieren para cada materia, se les coloca un procentaje.</text:p>
      <text:p text:style-name="Standard">Se les agregan criterios a cada evidencia.</text:p>
      <text:p text:style-name="Standard"><text:tab/>Practicas : entrega a tiempo, que sea funcional ,etc.</text:p>
      <text:p text:style-name="Standard"><text:tab/>Proyecto integrador: que funcione en tiempo y forma, que lo entregue, etc.</text:p>
      <text:p text:style-name="Standard"/>
      <text:p text:style-name="Standard">Declaración de propósitos.</text:p>
      <text:p text:style-name="Standard">Diagrama de contexto. -&gt; una burbuja que representa el sistema. Marca los limites del sistema.</text:p>
      <text:p text:style-name="Standard">Lista de acontecimientos -&gt; sujeto, acción o verbo (funcionalidad ), Flujo, temporal, o de control</text:p>
      <text:p text:style-name="Standard"/>
      <text:p text:style-name="Standard">A continuación se muestra el diagrama de contexto, ver figura, en el se muestra, esto y esto, se podrá hacer esto en el sistema, de manera general decir los almacenes o información general, cada tabla o figura debe ser explic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2-06T12:08:09</meta:creation-date>
    <dc:date>2013-02-06T14:04:04</dc:date>
    <dc:creator>Alex </dc:creator>
    <meta:editing-duration>PT1H25M4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0" meta:word-count="136" meta:character-count="800" meta:non-whitespace-character-count="671"/>
  </office:meta>
</office:document-meta>
</file>